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31.49mm"/>
    </style:style>
    <style:style style:name="co3" style:family="table-column">
      <style:table-column-properties fo:break-before="auto" style:column-width="31.7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51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51pt solid #000000" fo:border-left="0.51pt solid #000000" fo:border-right="0.51pt solid #000000" fo:border-top="none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100 elementos</text:p>
          </table:table-cell>
          <table:table-cell office:value-type="string" calcext:value-type="string">
            <text:p>1500 elementos</text:p>
          </table:table-cell>
          <table:table-cell>
            <draw:frame draw:z-index="1" draw:name="Gráfico 3" draw:style-name="gr1" svg:width="127mm" svg:height="76.2mm" svg:x="6.35mm" svg:y="4.37mm">
              <draw:object draw:notify-on-update-of-ranges="Hoja1.A2:Hoja1.A8 Hoja1.B2:Hoja1.B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float" office:value="0.002035586" calcext:value-type="float">
            <text:p>0,002035586</text:p>
          </table:table-cell>
          <table:table-cell table:style-name="ce5" office:value-type="float" office:value="34.084211285" calcext:value-type="float">
            <text:p>34,084211285</text:p>
          </table:table-cell>
          <table:table-cell table:number-columns-repeated="6"/>
          <table:table-cell>
            <draw:frame draw:z-index="0" draw:name="Gráfico 2" draw:style-name="gr1" svg:width="127mm" svg:height="76.2mm" svg:x="8.73mm" svg:y="0.93mm">
              <draw:object draw:notify-on-update-of-ranges="Hoja1.A2:Hoja1.A8 Hoja1.C2:Hoja1.C2 Hoja1.C2:Hoja1.C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float" office:value="0.001124368" calcext:value-type="float">
            <text:p>0,001124368</text:p>
          </table:table-cell>
          <table:table-cell table:style-name="ce6" office:value-type="float" office:value="11.293998479" calcext:value-type="float">
            <text:p>11,293998479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office:value-type="float" office:value="0.000413716" calcext:value-type="float">
            <text:p>0,000413716</text:p>
          </table:table-cell>
          <table:table-cell table:style-name="ce6" office:value-type="float" office:value="7.744093488" calcext:value-type="float">
            <text:p>7,744093488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float" office:value="0.000285647" calcext:value-type="float">
            <text:p>0,000285647</text:p>
          </table:table-cell>
          <table:table-cell table:style-name="ce6" office:value-type="float" office:value="6.089357064" calcext:value-type="float">
            <text:p>6,089357064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float" office:value="0.000227823" calcext:value-type="float">
            <text:p>0,000227823</text:p>
          </table:table-cell>
          <table:table-cell table:style-name="ce6" office:value-type="float" office:value="4.336290691" calcext:value-type="float">
            <text:p>4,336290691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" office:value-type="float" office:value="0.000193739" calcext:value-type="float">
            <text:p>0,000193739</text:p>
          </table:table-cell>
          <table:table-cell table:style-name="ce6" office:value-type="float" office:value="3.844367677" calcext:value-type="float">
            <text:p>3,844367677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" office:value-type="float" office:value="0.000172742" calcext:value-type="float">
            <text:p>0,000172742</text:p>
          </table:table-cell>
          <table:table-cell table:style-name="ce6" office:value-type="float" office:value="3.341043423" calcext:value-type="float">
            <text:p>3,341043423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meta:initial-creator>Javi</meta:initial-creator>
    <meta:creation-date>2018-05-13T13:00:17Z</meta:creation-date>
    <dc:date>2019-05-19T12:20:59.032000000</dc:date>
    <meta:editing-duration>PT1M15S</meta:editing-duration>
    <meta:editing-cycles>1</meta:editing-cycles>
    <meta:document-statistic meta:table-count="1" meta:cell-count="2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symbol-type="none" chart:link-data-style-to-source="true">
        <chart:label-separator>
          <text:p>;</text:p>
        </chart:label-separator>
      </style:chart-properties>
      <style:graphic-properties svg:stroke-width="0.079cm" svg:stroke-color="#4472c4" draw:fill="none" draw:fill-color="#4472c4"/>
      <style:text-properties fo:color="#404040" style:text-position="0% 100%" fo:font-family="Calibri" fo:font-size="9pt" style:font-size-asian="9pt" style:font-size-complex="9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line" chart:style-name="ch1">
        <chart:title svg:x="3.841cm" svg:y="0.288cm" chart:style-name="ch2">
          <text:p>1500 elementos atcgrid</text:p>
        </chart:title>
        <chart:plot-area chart:style-name="ch3" table:cell-range-address="Hoja1.A2:Hoja1.A8 Hoja1.C2:Hoja1.C8" chart:data-source-has-labels="both" svg:x="1.277cm" svg:y="1.239cm" svg:width="11.169cm" svg:height="5.236cm">
          <chartooo:coordinate-region svg:x="1.713cm" svg:y="1.396cm" svg:width="10.565cm" svg:height="4.517cm"/>
          <chart:axis chart:dimension="x" chart:name="primary-x" chart:style-name="ch4" chartooo:axis-type="text">
            <chart:title svg:x="5.97cm" svg:y="6.627cm" chart:style-name="ch5">
              <text:p>Nº de cores</text:p>
            </chart:title>
            <chart:categories table:cell-range-address="Hoja1.A2:Hoja1.A8"/>
          </chart:axis>
          <chart:axis chart:dimension="y" chart:name="primary-y" chart:style-name="ch6">
            <chart:title svg:x="0.451cm" svg:y="4.46cm" chart:style-name="ch7">
              <text:p>Tiempo</text:p>
            </chart:title>
            <chart:grid chart:style-name="ch8" chart:class="major"/>
          </chart:axis>
          <chart:series chart:style-name="ch9" chart:values-cell-range-address="Hoja1.C2:Hoja1.C8" chart:label-cell-address="Hoja1.C2:Hoja1.C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4,084211285</text:p>
                <draw:g>
                  <svg:desc>Hoja1.C2:Hoja1.C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A2:Hoja1.A8</svg:desc>
                </draw:g>
              </table:table-cell>
              <table:table-cell office:value-type="float" office:value="34.084211285">
                <text:p>34.084211285</text:p>
                <draw:g>
                  <svg:desc>Hoja1.C2:Hoja1.C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.293998479">
                <text:p>11.29399847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.744093488">
                <text:p>7.74409348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.089357064">
                <text:p>6.0893570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336290691">
                <text:p>4.33629069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844367677">
                <text:p>3.84436767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341043423">
                <text:p>3.3410434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true" chart:gap-width="150" chart:overlap="10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symbol-type="none" chart:link-data-style-to-source="true"/>
      <style:graphic-properties svg:stroke-width="0.079cm" svg:stroke-color="#4472c4" draw:fill="none" draw:fill-color="#4472c4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line" chart:style-name="ch1">
        <chart:title svg:x="3.972cm" svg:y="0.288cm" chart:style-name="ch2">
          <text:p>100 elementos atcgrid</text:p>
        </chart:title>
        <chart:plot-area chart:style-name="ch3" table:cell-range-address="Hoja1.A2:Hoja1.B8" chart:data-source-has-labels="column" svg:x="0.995cm" svg:y="1.115cm" svg:width="11.387cm" svg:height="5.775cm">
          <chartooo:coordinate-region svg:x="2.007cm" svg:y="1.272cm" svg:width="10.206cm" svg:height="5.056cm"/>
          <chart:axis chart:dimension="x" chart:name="primary-x" chart:style-name="ch4" chartooo:axis-type="text">
            <chart:title svg:x="9.555cm" svg:y="0.769cm" chart:style-name="ch5">
              <text:p>Cores</text:p>
            </chart:title>
            <chart:categories table:cell-range-address="Hoja1.A2:Hoja1.A8"/>
          </chart:axis>
          <chart:axis chart:dimension="y" chart:name="primary-y" chart:style-name="ch6">
            <chart:title svg:x="0.169cm" svg:y="4.605cm" chart:style-name="ch7">
              <text:p>Tiempo</text:p>
            </chart:title>
            <chart:grid chart:style-name="ch8" chart:class="major"/>
          </chart:axis>
          <chart:series chart:style-name="ch9" chart:values-cell-range-address="Hoja1.B2:Hoja1.B8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A2:Hoja1.A8</svg:desc>
                </draw:g>
              </table:table-cell>
              <table:table-cell office:value-type="float" office:value="0.002035586">
                <text:p>0.002035586</text:p>
                <draw:g>
                  <svg:desc>Hoja1.B2:Hoja1.B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1124368">
                <text:p>0.00112436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413716">
                <text:p>0.0004137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285647">
                <text:p>0.0002856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227823">
                <text:p>0.00022782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193739">
                <text:p>0.00019373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172742">
                <text:p>0.0001727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